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いてる席へど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今日は本当にありがとうございます。
　おかげさまでいつもどおり営業することが
　でき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あと、急にお手伝いさせてしまってすみません
　で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あの・・・こちらこそ・・・ご迷惑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よよ？　何かあっ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ろおろ・・・おろおろ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コップ１杯とボトル1本を間違えて、途中で
　我慢できなくなっちゃったなんて・・・い、
　言えないよぉ・・・っ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ま、まあ特に問題らしい問題はありません
　でしたよ・・・ねえ、桐生さ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すがひめね。　やっぱり経験者だもの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我々はそろそろ出発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世話にな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こちらこそ、とても助かりまし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今日のお給料です。　受け取っ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800レンを受け取っ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ー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あの・・・こちらこそ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よよ？　何かハプニングがあった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と、その・・・別に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堂のおばちゃん
「特に問題はありませんでしたよ。
　ねえ、桐生さん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の節はどうもありがとうござい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おおお！　いいにお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飲食店のよう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いいにお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だろう？　おしるこかザリガニのどっちか
だと思う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ザリガニ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いらっしゃいませー！　当店のおすすめは
　もつ煮定食となっており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お客さまのほとんどはもつ煮定食をご注文
　されてます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腹が減っては何とやらって言うよ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食べて行こうよ～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寄り道もほどほどにしないと、いつまで経っても
先へ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ぐうぅぅ～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に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も言ってないよー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つ煮か。　嫌いじゃ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苦手な者もいないようだし、味わっていくと
する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た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5名さまですね？　どうぞ、空いてる席へ
　おかけくださーい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全員もつ煮定食でいい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つ煮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よー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店員
「もつ煮定食5つー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調理師
「あいよー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みんなは食べ物で何が好きな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はお寿司かなー♪　サーモンと納豆巻き
が一番好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タイミングで別の食べ物の話をすると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あたしは親子丼とか結構好きだ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しはいっぱいあるけど、そうだな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飲み物だったらコーヒーかな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、香りならバニラエッセンスがすごい
好き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色だったら水色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たちホント自由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めは、何色が好き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っと・・・</text:p>
          </table:table-cell>
          <table:table-cell table:style-name="ce0" office:value-type="string">
            <text:p>Map009
</text:p>
          </table:table-cell>
          <table:table-cell table:style-name="ce0"/>
          <table:table-cell table:style-name="ce0" office:value-type="string">
            <text:p>U-umm...</text:p>
          </table:table-cell>
          <table:table-cell table:number-columns-repeated="1020"/>
        </table:table-row>
        <table:table-row>
          <table:table-cell table:style-name="ce0" office:value-type="string">
            <text:p>白・・・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～！　なんか、ひめらし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早乙女くー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、ひめちゃんの下着の色を想像しちゃった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っ！　え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早乙女・・・まさか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無実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ちそうさま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～、最高においしかった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、味噌のコクと唐辛子が絶妙に味を
引き立ててるわ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近くに寄ったら食べたい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もや、もつ煮がこれほど人の心をつかむ
とは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・・・あ！　あなた方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幽霊船で助けていただいたシスター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その節は大変お世話になりました。　そして
　お礼も言えずに申し訳ありません。（ぺこり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いえ、お気になさらず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りゆきで解決したまでだ。　礼にはおよば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そんな、それではとても気が済みません。
　ぜひ何かお礼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あ、そうだ、ここのお代は私が持ちま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んな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いの？　ごちそうさまです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もっち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せっかくの厚意だ。　素直に甘えさせてもらうと
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いいえ、命の恩人に対してこのくらいでは
　到底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あの、少し話が変わるのです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大変失礼ながら、あなたの体からわずかに
　霊気を感じます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の体から、霊気だ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はい。　普通、霊気は精霊が持つ特殊な
　力です。　人間が発することはあ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とつ心当たりがあるとすれば、これ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、ゆ、幽霊のガラス玉だーーーーー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これは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、なんでこんな物持ってきたのよ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なんとな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それが幽霊に戻るかもしれないよ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これは“精霊結晶”ですね。　幽霊では
　あ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結晶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は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この世界には、霊気によって体を構成している
　“精霊”と呼ばれる生命が存在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普段は他の力に干渉することなく独自の生態
　を守っています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霊気は魔力に干渉を受けやすい性質を持って
　いますので、煉絶の姫君の復活に伴って
　あふれ出た魔力によって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多くの精霊は身を守るために、自らを
　“精霊結晶”という形で封印し、命を守って
　いる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てことは、幽霊船で戦ったあの幽霊の女の子
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おそらく、自らを精霊結晶に封印する前に
　魔力の干渉を受けてしまい、暴走した精霊
　だったので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昔に沈没した船を操って、近づく者を見境なく
　襲う存在に変異してしまったと考えられ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ゆ・・・幽霊じゃなかった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、理解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が持つ熾力によって、体を蝕む
魔力にダメージを与えたことで、その精霊は
本来の状態に戻り、すぐに自分を結晶化した
の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そう思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なくですが、悲しい声をあげていたように
思えましたから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じゃ、もう結晶になったから魔力の影響は
受けずに済むんだ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今は大丈夫だと思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しかし、この封印を打ち破るほどの強い魔力に
　あてられた時は、どうなるか分か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安全ってわけじゃないん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持って歩く？　熾力を持ってるあたし達の
近くにいれば、少しは安全なんじゃ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その通り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ですが、ただ持ち歩くのではなく、もう少し
　有効に活用する手段があ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隣のシスター
「みなさま、精霊結晶を持ってこちらへどう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ってみ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が始ま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これから、精霊の“憑依”について説明しようと
　思い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って・・・体にとりつく、アレのこと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は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精霊を体に憑依させることによって、2つの
　恩恵を受けることが可能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1つは、“アビリティ”の取得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【クリティカルの威力が2倍になる】などの
　特殊な能力を受けることができ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そしてもう1つは、“パラメータ強化”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攻撃、防御、技術、敏捷のどれか1つを選んで
　ボーナスを得ることが可能にな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頼もしいわ。　どうやるん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精霊を憑依させるには、まず結晶化している
　精霊の封印を解放しなくてはな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封印を解放する際には、“霊珠”というアイテム
　を1つ消費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ちょうどここに1つ霊珠がありますので、これを
　使って実際に封印を解放してみま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今後、様々な場所で精霊結晶を入手するで
　しょ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精霊の解放と憑依をお望みなら、私のところに
　おいで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、これは重宝し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うござ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いいえ、どういたしまし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あ、そうだ。　あなた方にこれを差し上げ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だこれは・・・普通の空きビンに見える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これは“霊水ビン”と言って、霊水を溜めておく
　ことができる特殊なビン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通常、精霊が体外に排出した霊水は、霊気に
　還元されて消えてしまいます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このビンには特殊な加工が施してあって、中に
　霊水を保っておくことができる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～！　なんかスゴいっぽ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精霊が生み出す霊水は、邪を退くための儀式
　や結界の生成に必要不可欠であり、とても
　貴重な品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もし、精霊が霊水を我慢できなくなりそうなら、
　この中に出させてあげて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ビンいっぱいに霊水が溜まりましたら、私の
　ところへお持ち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中身と引き換えに、旅に役立つアイテムと
　交換させていただき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非常に助か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ぜひとも活用させてもら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精霊憑依システムおよび霊水ビンシステムが
解禁されまし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に話しかけることにより、精霊の解放、
憑依が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、メニュー画面に【憑依精霊】の項目が
追加され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憑依している精霊の状態を確認したり、
霊水ビンに霊水を出させることが可能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世話になった。　ありがと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シスター
「とんでもございません。　お役に立てたなら
　光栄です。（ぺこり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ーて、お腹も満たしたし、精霊も憑依できたし
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ろそろ行ってみ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1+02:00</meta:creation-date>
    <dc:date>2019-10-06T10:58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